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'Inter Fallback', ui-sans-serif, system-ui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fo:font-weight="normal" officeooo:rsid="000b0575" officeooo:paragraph-rsid="000b057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2pt" fo:font-weight="normal" officeooo:rsid="000b0575" officeooo:paragraph-rsid="000b057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fo:font-weight="normal" officeooo:rsid="000cbb1a" officeooo:paragraph-rsid="000cbb1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fo:font-weight="normal" officeooo:rsid="000d3f93" officeooo:paragraph-rsid="000d3f9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fo:font-weight="normal" officeooo:rsid="000e2baa" officeooo:paragraph-rsid="000e2ba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fo:font-weight="normal" officeooo:paragraph-rsid="00117c2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fo:font-weight="normal" officeooo:rsid="000fb129" officeooo:paragraph-rsid="000fb12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117c2b"/>
    </style:style>
    <style:style style:name="P9" style:family="paragraph" style:parent-style-name="Standard">
      <style:paragraph-properties fo:text-align="justify" style:justify-single-word="false"/>
      <style:text-properties officeooo:paragraph-rsid="00155c4f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rsid="0015ef76" officeooo:paragraph-rsid="0015ef76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fo:font-weight="normal" officeooo:rsid="000fb129" officeooo:paragraph-rsid="00117c2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Times New Roman" fo:font-size="12pt" fo:letter-spacing="normal" fo:font-style="normal" fo:font-weight="normal" officeooo:paragraph-rsid="00155c4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Times New Roman" fo:font-size="12pt" fo:letter-spacing="normal" fo:font-style="normal" fo:font-weight="normal" officeooo:rsid="0015ef76" officeooo:paragraph-rsid="0015ef76" style:font-size-asian="12pt" style:font-weight-asian="normal" style:font-size-complex="12pt" style:font-weight-complex="normal"/>
    </style:style>
    <style:style style:name="T1" style:family="text">
      <style:text-properties officeooo:rsid="000cbb1a"/>
    </style:style>
    <style:style style:name="T2" style:family="text">
      <style:text-properties officeooo:rsid="000d100d"/>
    </style:style>
    <style:style style:name="T3" style:family="text">
      <style:text-properties officeooo:rsid="000e2baa"/>
    </style:style>
    <style:style style:name="T4" style:family="text">
      <style:text-properties officeooo:rsid="000f8117"/>
    </style:style>
    <style:style style:name="T5" style:family="text">
      <style:text-properties style:use-window-font-color="true" loext:opacity="0%"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style:font-name="Times New Roman" fo:font-size="12pt" fo:font-weight="normal" officeooo:rsid="00155c4f" style:font-size-asian="12pt" style:font-weight-asian="normal" style:font-size-complex="12pt" style:font-weight-complex="normal"/>
    </style:style>
    <style:style style:name="T7" style:family="text">
      <style:text-properties officeooo:rsid="00136bdc"/>
    </style:style>
    <style:style style:name="T8" style:family="text">
      <style:text-properties fo:font-variant="normal" fo:text-transform="none" style:use-window-font-color="true" loext:opacity="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loext:opacity="0%" style:font-name="Times New Roman" fo:font-size="12pt" fo:letter-spacing="normal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cription structure du code</text:p>
      <text:p text:style-name="P1"/>
      <text:p text:style-name="P1"/>
      <text:p text:style-name="P1"/>
      <text:p text:style-name="P1"/>
      <text:p text:style-name="P1">Le fichier Main.py sert à lancer le jeu, c’est le fichier clé dans le projet.</text:p>
      <text:p text:style-name="P1"/>
      <text:p text:style-name="P1">Le fichier path_config.py, est un fichier qui est aussi une fonction, sert de « raccourcis » pour le chemin d’accès, en effet au lieu d’avoir a remettre tout le chemin d’accès en entier <text:span text:style-name="T7">il</text:span><text:span text:style-name="T1"> suffit juste d’appeler la fonction est de rajouter dans quel dossier ce trouve le fichier souhaité.</text:span></text:p>
      <text:p text:style-name="P1"/>
      <text:p text:style-name="P3">Le fichier Generate.py, est le fichier qui contient des maps déjà définit avec des différents chiffres correspondants a des textures , qui retourne une map déjà définis.</text:p>
      <text:p text:style-name="P3"/>
      <text:p text:style-name="P3">Le fichier Map.py, c’est dans ce dossier que les chiffres sont « transformé » en texture associé, <text:span text:style-name="T2">c’est ce fichier en particulier qui génère une nouvelle salle si le joueur se trouve a l’extrémité de celle ci.</text:span></text:p>
      <text:p text:style-name="P3"/>
      <text:p text:style-name="P3"/>
      <text:p text:style-name="P4">Dans le fichier treasor.py, c’est la que l’on va définir les coffres ainsi que leur textures en fonction de leur rareté, la variable « rarity_probabilities » <text:span text:style-name="T3">va associer en fonction des types de coffres des probabilités d’apparition au items présents dans ce ceci en o=fonction de leur rareté aussi.</text:span></text:p>
      <text:p text:style-name="P4"/>
      <text:p text:style-name="P4"/>
      <text:p text:style-name="P5">Le fichier Hero.py, ce fichier comprend le script nécessaire à l’animation du personnage, <text:span text:style-name="T4">ainsi que les endroits ou il peut aller ex : le joueur ne peut pas traverser un mur.</text:span></text:p>
      <text:p text:style-name="P5"/>
      <text:p text:style-name="P13">Dans le fichier Game.py, :</text:p>
      <text:p text:style-name="P6"/>
      <text:p text:style-name="P8"><text:span text:style-name="T5">La méthode </text:span><text:span text:style-name="Source_20_Text"><text:span text:style-name="T5">toggle_inventory() </text:span></text:span><text:span text:style-name="T5">permet d'afficher ou de masquer l'inventaire du joueur tout en gérant le verrouillage du glisser-déposer en fonction de l'état de l'inventaire et des coffres.</text:span></text:p>
      <text:p text:style-name="P6"/>
      <text:p text:style-name="P8"><text:span text:style-name="T5">Les méthodes </text:span><text:span text:style-name="Source_20_Text"><text:span text:style-name="T5">display_chest_inventory() </text:span></text:span><text:span text:style-name="T5">et </text:span><text:span text:style-name="Source_20_Text"><text:span text:style-name="T5">open_chest_inventory() </text:span></text:span><text:span text:style-name="T5">gèrent l'affichage et l'interaction avec l'inventaire des coffres.</text:span></text:p>
      <text:p text:style-name="P6"/>
      <text:p text:style-name="P8"><text:span text:style-name="Strong_20_Emphasis"><text:span text:style-name="T5">Échange d'Objets</text:span></text:span><text:span text:style-name="T5">:</text:span></text:p>
      <text:p text:style-name="P8"><text:span text:style-name="T5">La méthode </text:span><text:span text:style-name="Source_20_Text"><text:span text:style-name="T5">swap_items()</text:span></text:span><text:span text:style-name="T5"> permet d'échanger des objets entre l'inventaire du joueur et celui d'un coffre, avec des vérifications de type pour s'assurer que les objets sont compatibles avec les emplacements.</text:span></text:p>
      <text:p text:style-name="P7"/>
      <text:p text:style-name="P9"><text:span text:style-name="T6">Combat.py : </text:span><text:span text:style-name="T8">Ce code définit une classe </text:span><text:span text:style-name="Source_20_Text"><text:span text:style-name="T5">Combat</text:span></text:span><text:span text:style-name="T9"> </text:span><text:span text:style-name="T8">qui gère les interactions de combat entre un joueur et un monstre dans un jeu développé avec Pygame. </text:span></text:p>
      <text:p text:style-name="P14"/>
      <text:p text:style-name="P14"/>
      <text:p text:style-name="P15">Dans la classe combat :</text:p>
      <text:p text:style-name="P15"/>
      <text:p text:style-name="P12"><text:span text:style-name="Strong_20_Emphasis"><text:span text:style-name="T8">screen</text:span></text:span><text:span text:style-name="T8"> : la surface d'affichage où le combat sera dessiné.</text:span></text:p>
      <text:p text:style-name="P10"><text:span text:style-name="Strong_20_Emphasis"><text:span text:style-name="T5">player</text:span></text:span><text:span text:style-name="T5"> : l'objet représentant le joueur.</text:span></text:p>
      <text:p text:style-name="P10"><text:span text:style-name="Strong_20_Emphasis"><text:span text:style-name="T5">monster</text:span></text:span><text:span text:style-name="T5"> : l'objet représentant le monstre.</text:span></text:p>
      <text:p text:style-name="P10"><text:span text:style-name="Strong_20_Emphasis"><text:span text:style-name="T5">map_obj</text:span></text:span><text:span text:style-name="T5"> : objet représentant la carte, utilisé pour obtenir les dimensions de la pièce.</text:span></text:p>
      <text:p text:style-name="P10"><text:span text:style-name="Strong_20_Emphasis"><text:span text:style-name="T5">font</text:span></text:span><text:span text:style-name="T5"> : police de caractères utilisée pour afficher le texte.</text:span></text:p>
      <text:p text:style-name="P10"><text:span text:style-name="Strong_20_Emphasis"><text:span text:style-name="T5">running</text:span></text:span><text:span text:style-name="T5"> : un booléen pour contrôler la boucle de combat.</text:span></text:p>
      <text:p text:style-name="P10"><text:soft-page-break/><text:span text:style-name="Strong_20_Emphasis"><text:span text:style-name="T5">actions</text:span></text:span><text:span text:style-name="T5"> : liste des actions possibles (ici, "Attaquer" et "Fuir").</text:span></text:p>
      <text:p text:style-name="P10"><text:span text:style-name="Strong_20_Emphasis"><text:span text:style-name="T5">selected_action</text:span></text:span><text:span text:style-name="T5"> : index de l'action actuellement sélectionnée.</text:span></text:p>
      <text:p text:style-name="P11"><text:span text:style-name="Strong_20_Emphasis"><text:span text:style-name="T5">message</text:span></text:span><text:span text:style-name="T5"> : message à afficher à l'écran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'Inter Fallback', ui-sans-serif, system-ui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10:20:56.602000000</meta:creation-date>
    <dc:date>2024-11-03T10:51:56.210000000</dc:date>
    <meta:editing-duration>PT20M42S</meta:editing-duration>
    <meta:editing-cycles>13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23" meta:word-count="401" meta:character-count="2490" meta:non-whitespace-character-count="2111"/>
  </office:meta>
</office:document-meta>
</file>